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893cm"/>
    </style:style>
    <style:style style:name="Table1.B" style:family="table-column">
      <style:table-column-properties style:column-width="12.10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c8998" officeooo:paragraph-rsid="001c8998" fo:background-color="transparent" style:font-name-asian="Helvetica" style:font-name-complex="Helvetica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51f88" officeooo:paragraph-rsid="00451f88" fo:background-color="transparent" style:font-name-asian="Helvetica" style:font-name-complex="Helvetica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f2e00" fo:background-color="transparent" style:font-name-asian="Helvetica" style:font-name-complex="Helvetica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a9c27" officeooo:paragraph-rsid="004a9c27" fo:background-color="transparent" style:font-name-asian="Helvetica" style:font-name-complex="Helvetica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fo:background-color="transparent" style:font-name-asian="Helvetica" style:font-name-complex="Helvetica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paragraph-rsid="001c8998" fo:background-color="transparent" style:font-name-asian="Helvetica" style:font-name-complex="Helvetica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rsid="001dd67e" officeooo:paragraph-rsid="001dd67e" fo:background-color="transparent" style:font-name-asian="Helvetica" style:font-weight-asian="bold" style:font-name-complex="Helvetica" style:font-weight-complex="bold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style:text-underline-style="solid" style:text-underline-width="auto" style:text-underline-color="font-color" fo:font-weight="bold" officeooo:rsid="001c8998" officeooo:paragraph-rsid="001c8998" fo:background-color="transparent" style:font-name-asian="Helvetica" style:font-weight-asian="bold" style:font-name-complex="Helvetica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01d6e" officeooo:paragraph-rsid="00201d6e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3631" officeooo:paragraph-rsid="001f3631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7db089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7d2c95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c8998" fo:background-color="transparent" style:font-name-asian="Helvetica" style:font-name-complex="Helvetica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6ca11f" fo:background-color="transparent" style:font-name-asian="Helvetica" style:font-name-complex="Helvetica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703493" officeooo:paragraph-rsid="00703493" fo:background-color="transparent" style:font-name-asian="Helvetica" style:font-name-complex="Helvetica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70733c" officeooo:paragraph-rsid="0070733c" fo:background-color="transparent" style:font-name-asian="Helvetica" style:font-name-complex="Helvetica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76a744" officeooo:paragraph-rsid="0076a744" fo:background-color="transparent" style:font-name-asian="Helvetica" style:font-name-complex="Helvetica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paragraph-rsid="006e4756" fo:background-color="transparent" style:font-name-asian="Helvetica" style:font-name-complex="Helvetica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rsid="00703493" officeooo:paragraph-rsid="00703493" fo:background-color="transparent" style:font-name-asian="Helvetica" style:font-weight-asian="bold" style:font-name-complex="Helvetica" style:font-weight-complex="bold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style:text-underline-style="solid" style:text-underline-width="auto" style:text-underline-color="font-color" fo:font-weight="bold" officeooo:rsid="00845342" officeooo:paragraph-rsid="00845342" fo:background-color="transparent" style:font-name-asian="Helvetica" style:font-weight-asian="bold" style:font-name-complex="Helvetica" style:font-weight-complex="bold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727300" officeooo:paragraph-rsid="00727300" fo:background-color="transparent" style:font-name-asian="Calibri1" style:font-name-complex="Calibri1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727300" officeooo:paragraph-rsid="00741877" fo:background-color="transparent" style:font-name-asian="Calibri1" style:font-name-complex="Calibri1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01d6e" officeooo:paragraph-rsid="00201d6e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727300" officeooo:paragraph-rsid="00741877" fo:background-color="transparent" style:font-name-asian="Calibri1" style:font-weight-asian="normal" style:font-name-complex="Calibri1" style:font-weight-complex="normal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741877" officeooo:paragraph-rsid="0075feb1" fo:background-color="transparent" style:font-name-asian="Calibri1" style:font-weight-asian="normal" style:font-name-complex="Calibri1" style:font-weight-complex="normal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741877" officeooo:paragraph-rsid="007d2c95" fo:background-color="transparent" style:font-name-asian="Calibri1" style:font-weight-asian="normal" style:font-name-complex="Calibri1" style:font-weight-complex="normal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815714" officeooo:paragraph-rsid="00815714" fo:background-color="transparent" style:font-name-asian="Calibri1" style:font-weight-asian="normal" style:font-name-complex="Calibri1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741877" officeooo:paragraph-rsid="00741877" fo:background-color="transparent" style:font-name-asian="Calibri1" style:font-weight-asian="bold" style:font-name-complex="Calibri1" style:font-weight-complex="bold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741877" officeooo:paragraph-rsid="0075feb1" fo:background-color="transparent" style:font-name-asian="Calibri1" style:font-weight-asian="bold" style:font-name-complex="Calibri1" style:font-weight-complex="bold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75feb1" officeooo:paragraph-rsid="0075feb1" fo:background-color="transparent" style:font-name-asian="Calibri1" style:font-weight-asian="bold" style:font-name-complex="Calibri1" style:font-weight-complex="bold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7841ae" officeooo:paragraph-rsid="007841ae" fo:background-color="transparent" style:font-name-asian="Calibri1" style:font-weight-asian="bold" style:font-name-complex="Calibri1" style:font-weight-complex="bold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795ab0" officeooo:paragraph-rsid="00795ab0" fo:background-color="transparent" style:font-name-asian="Calibri1" style:font-weight-asian="bold" style:font-name-complex="Calibri1" style:font-weight-complex="bold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799076" officeooo:paragraph-rsid="00799076" fo:background-color="transparent" style:font-name-asian="Calibri1" style:font-weight-asian="bold" style:font-name-complex="Calibri1" style:font-weight-complex="bold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rsid="007db089" officeooo:paragraph-rsid="007db089"/>
    </style:style>
    <style:style style:name="T1" style:family="text">
      <style:text-properties officeooo:rsid="001e4b8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2e00" style:font-weight-asian="bold" style:font-weight-complex="bold"/>
    </style:style>
    <style:style style:name="T5" style:family="text">
      <style:text-properties fo:font-weight="bold" officeooo:rsid="001f2f1b" style:font-weight-asian="bold" style:font-weight-complex="bold"/>
    </style:style>
    <style:style style:name="T6" style:family="text">
      <style:text-properties fo:font-weight="bold" officeooo:rsid="000c9e85" style:font-weight-asian="bold" style:font-weight-complex="bold"/>
    </style:style>
    <style:style style:name="T7" style:family="text">
      <style:text-properties fo:font-weight="bold" officeooo:rsid="0075feb1" style:font-weight-asian="bold" style:font-weight-complex="bold"/>
    </style:style>
    <style:style style:name="T8" style:family="text">
      <style:text-properties officeooo:rsid="0025eeeb"/>
    </style:style>
    <style:style style:name="T9" style:family="text">
      <style:text-properties officeooo:rsid="0042e766"/>
    </style:style>
    <style:style style:name="T10" style:family="text">
      <style:text-properties officeooo:rsid="006b2795"/>
    </style:style>
    <style:style style:name="T11" style:family="text">
      <style:text-properties officeooo:rsid="006b3a03"/>
    </style:style>
    <style:style style:name="T12" style:family="text">
      <style:text-properties officeooo:rsid="006c6411"/>
    </style:style>
    <style:style style:name="T13" style:family="text">
      <style:text-properties officeooo:rsid="006ca11f"/>
    </style:style>
    <style:style style:name="T14" style:family="text">
      <style:text-properties style:font-weight-asian="bold" style:font-weight-complex="bold"/>
    </style:style>
    <style:style style:name="T15" style:family="text">
      <style:text-properties officeooo:rsid="001f2e00" style:font-weight-asian="bold" style:font-weight-complex="bold"/>
    </style:style>
    <style:style style:name="T16" style:family="text">
      <style:text-properties officeooo:rsid="006ca11f" style:font-weight-asian="bold" style:font-weight-complex="bold"/>
    </style:style>
    <style:style style:name="T17" style:family="text">
      <style:text-properties officeooo:rsid="007212b3"/>
    </style:style>
    <style:style style:name="T18" style:family="text">
      <style:text-properties officeooo:rsid="0075feb1"/>
    </style:style>
    <style:style style:name="T19" style:family="text">
      <style:text-properties style:use-window-font-color="true" style:font-name="Courier 10 Pitch" fo:font-size="11pt" fo:font-weight="normal" officeooo:rsid="0075feb1" fo:background-color="transparent" loext:char-shading-value="0" style:font-name-asian="Calibri1" style:font-weight-asian="normal" style:font-name-complex="Calibri1" style:font-weight-complex="normal"/>
    </style:style>
    <style:style style:name="T20" style:family="text">
      <style:text-properties style:use-window-font-color="true" style:font-name="Courier 10 Pitch" fo:font-size="11pt" fo:font-weight="normal" officeooo:rsid="007fd7fe" fo:background-color="transparent" loext:char-shading-value="0" style:font-name-asian="Calibri1" style:font-weight-asian="normal" style:font-name-complex="Calibri1" style:font-weight-complex="normal"/>
    </style:style>
    <style:style style:name="T21" style:family="text">
      <style:text-properties style:use-window-font-color="true" style:font-name="Courier 10 Pitch" fo:font-size="11pt" fo:font-weight="bold" officeooo:rsid="007db089" fo:background-color="transparent" loext:char-shading-value="0" style:font-name-asian="Calibri1" style:font-weight-asian="bold" style:font-name-complex="Calibri1" style:font-weight-complex="bold"/>
    </style:style>
    <style:style style:name="T22" style:family="text">
      <style:text-properties style:use-window-font-color="true" style:font-name="Courier 10 Pitch" fo:font-size="11pt" fo:font-weight="bold" officeooo:rsid="0075feb1" fo:background-color="transparent" loext:char-shading-value="0" style:font-name-asian="Calibri1" style:font-weight-asian="bold" style:font-name-complex="Calibri1" style:font-weight-complex="bold"/>
    </style:style>
    <style:style style:name="T23" style:family="text">
      <style:text-properties style:use-window-font-color="true" style:font-name="Courier 10 Pitch" fo:font-size="11pt" fo:font-weight="bold" officeooo:rsid="007de6dc" fo:background-color="transparent" loext:char-shading-value="0" style:font-name-asian="Calibri1" style:font-weight-asian="normal" style:font-name-complex="Calibri1" style:font-weight-complex="normal"/>
    </style:style>
    <style:style style:name="T24" style:family="text">
      <style:text-properties officeooo:rsid="007c2632"/>
    </style:style>
    <style:style style:name="T25" style:family="text">
      <style:text-properties officeooo:rsid="007d2c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>Visitor location demo</text:p>
      <text:p text:style-name="P8"/>
      <text:p text:style-name="P6"/>
      <text:p text:style-name="P7">These functionality <text:span text:style-name="T1">divide</text:span> into four main part. I listed at below.</text:p>
      <text:p text:style-name="P1"><text:tab/><text:span text:style-name="T10">1</text:span>. <text:span text:style-name="T1">CODE</text:span></text:p>
      <text:p text:style-name="P2"><text:tab/><text:span text:style-name="T11">2</text:span>. <text:span text:style-name="T12">PHP</text:span></text:p>
      <text:p text:style-name="P2"/>
      <text:p text:style-name="P14"/>
      <text:p text:style-name="P3">&gt;&gt;&gt; <text:span text:style-name="T3">let's start with the </text:span><text:span text:style-name="T4">Code </text:span><text:span text:style-name="T5">and define code structure</text:span><text:span text:style-name="T3">.</text:span></text:p>
      <text:p text:style-name="P15">1) <text:span text:style-name="T13">index.html</text:span></text:p>
      <text:p text:style-name="P15">2) <text:span text:style-name="T13">getLocation.php</text:span></text:p>
      <text:p text:style-name="P4"><text:tab/></text:p>
      <text:p text:style-name="P19"><text:span text:style-name="T14">Create a file with </text:span><text:span text:style-name="T16">index.html</text:span><text:span text:style-name="T14"> for </text:span><text:span text:style-name="T15">output view for product display and buy now</text:span><text:span text:style-name="T14">.</text:span></text:p>
      <text:p text:style-name="P10"/>
      <text:p text:style-name="P5">Please may look code:</text:p>
      <text:p text:style-name="P10"/>
      <text:p text:style-name="P16">NOTE :- Here Define browser version with name for geolocation functionality support.</text:p>
      <text:p text:style-name="P16"/>
      <text:p text:style-name="P16"><text:span text:style-name="T3">1. Chrome</text:span></text:p>
      <text:p text:style-name="P16"><text:tab/>&gt;&gt; Vesrion 5.0 to 49 support with http protocol.</text:p>
      <text:p text:style-name="P16"><text:s text:c="4"/>&gt;&gt; Version greater then 50 support only with https <text:s/><text:tab/> <text:s text:c="2"/>protocol.</text:p>
      <text:p text:style-name="P20">2. Internate Explore</text:p>
      <text:p text:style-name="P16"><text:tab/>&gt;&gt; support version greater then 9.0</text:p>
      <text:p text:style-name="P20">3. Mozila Firefox.</text:p>
      <text:p text:style-name="P16"><text:s text:c="4"/>&gt;&gt; support version greater then 3.5</text:p>
      <text:p text:style-name="P20">4. Safari</text:p>
      <text:p text:style-name="P16"><text:s text:c="4"/>&gt;&gt; support version greater then 5.0</text:p>
      <text:p text:style-name="P20">5.OperaMini.</text:p>
      <text:p text:style-name="P16"><text:tab/>&gt;&gt; support version greater then 16.0</text:p>
      <text:p text:style-name="P16"/>
      <text:p text:style-name="P17">In market so many browser available but here we define<text:span text:style-name="T17">d</text:span> only most used browser <text:span text:style-name="T17">information</text:span>.</text:p>
      <text:p text:style-name="P17"/>
      <text:p text:style-name="P17"/>
      <text:p text:style-name="P17"/>
      <text:p text:style-name="P18">&gt;&gt; Here we define <text:span text:style-name="T3">property of geolocation</text:span> with description. Please read carefully.</text:p>
      <text:p text:style-name="P17"/>
      <text:p text:style-name="P17"><text:soft-page-break/></text:p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Property</text:p>
          </table:table-cell>
          <table:table-cell table:style-name="Table1.A1" office:value-type="string">
            <text:p text:style-name="Table_20_Heading">Returns</text:p>
          </table:table-cell>
        </table:table-row>
        <table:table-row>
          <table:table-cell table:style-name="Table1.A1" office:value-type="string">
            <text:p text:style-name="Table_20_Contents">coords.latitude</text:p>
          </table:table-cell>
          <table:table-cell table:style-name="Table1.A1" office:value-type="string">
            <text:p text:style-name="Table_20_Contents">The latitude as a decimal number (always returned)</text:p>
          </table:table-cell>
        </table:table-row>
        <table:table-row>
          <table:table-cell table:style-name="Table1.A1" office:value-type="string">
            <text:p text:style-name="Table_20_Contents">coords.longitude</text:p>
          </table:table-cell>
          <table:table-cell table:style-name="Table1.A1" office:value-type="string">
            <text:p text:style-name="Table_20_Contents">The longitude as a decimal number (always returned)</text:p>
          </table:table-cell>
        </table:table-row>
        <table:table-row>
          <table:table-cell table:style-name="Table1.A1" office:value-type="string">
            <text:p text:style-name="Table_20_Contents">coords.accuracy</text:p>
          </table:table-cell>
          <table:table-cell table:style-name="Table1.A1" office:value-type="string">
            <text:p text:style-name="Table_20_Contents">The accuracy of position (always returned)</text:p>
          </table:table-cell>
        </table:table-row>
        <table:table-row>
          <table:table-cell table:style-name="Table1.A1" office:value-type="string">
            <text:p text:style-name="Table_20_Contents">coords.altitude</text:p>
          </table:table-cell>
          <table:table-cell table:style-name="Table1.A1" office:value-type="string">
            <text:p text:style-name="Table_20_Contents">The altitude in meters above the mean sea level (returned if available)</text:p>
          </table:table-cell>
        </table:table-row>
        <table:table-row>
          <table:table-cell table:style-name="Table1.A1" office:value-type="string">
            <text:p text:style-name="Table_20_Contents">coords.altitudeAccuracy</text:p>
          </table:table-cell>
          <table:table-cell table:style-name="Table1.A1" office:value-type="string">
            <text:p text:style-name="Table_20_Contents">The altitude accuracy of position (returned if available)</text:p>
          </table:table-cell>
        </table:table-row>
        <table:table-row>
          <table:table-cell table:style-name="Table1.A1" office:value-type="string">
            <text:p text:style-name="Table_20_Contents">coords.heading</text:p>
          </table:table-cell>
          <table:table-cell table:style-name="Table1.A1" office:value-type="string">
            <text:p text:style-name="Table_20_Contents">The heading as degrees clockwise from North (returned if available)</text:p>
          </table:table-cell>
        </table:table-row>
        <table:table-row>
          <table:table-cell table:style-name="Table1.A1" office:value-type="string">
            <text:p text:style-name="Table_20_Contents">coords.speed</text:p>
          </table:table-cell>
          <table:table-cell table:style-name="Table1.A1" office:value-type="string">
            <text:p text:style-name="Table_20_Contents">The speed in meters per second (returned if available)</text:p>
          </table:table-cell>
        </table:table-row>
        <table:table-row>
          <table:table-cell table:style-name="Table1.A1" office:value-type="string">
            <text:p text:style-name="Table_20_Contents">timestamp</text:p>
          </table:table-cell>
          <table:table-cell table:style-name="Table1.A1" office:value-type="string">
            <text:p text:style-name="Table_20_Contents">The date/time of the response (returned if available)</text:p>
          </table:table-cell>
        </table:table-row>
      </table:table>
      <text:p text:style-name="P17"/>
      <text:p text:style-name="P17"/>
      <text:p text:style-name="P5">1. <text:span text:style-name="T6">Here below define html code with form.</text:span></text:p>
      <text:p text:style-name="P10"/>
      <text:p text:style-name="P11"/>
      <text:p text:style-name="P22">&lt;!DOCTYPE html&gt;</text:p>
      <text:p text:style-name="P22">&lt;html lang="en-US"&gt;</text:p>
      <text:p text:style-name="P22">&lt;head&gt;</text:p>
      <text:p text:style-name="P22">&lt;title&gt;SPACE-O :: Get Visitor Location using HTML5&lt;/title&gt;</text:p>
      <text:p text:style-name="P22">&lt;script src="https://ajax.googleapis.com/ajax/libs/jquery/2.1.4/jquery.min.js"&gt;&lt;/script&gt;</text:p>
      <text:p text:style-name="P22"/>
      <text:p text:style-name="P22">&lt;script&gt;</text:p>
      <text:p text:style-name="P22"></text:p>
      <text:p text:style-name="P22">$(document).ready(function(){</text:p>
      <text:p text:style-name="P22"><text:s text:c="4"/>if (navigator.geolocation) {</text:p>
      <text:p text:style-name="P22"><text:s text:c="8"/>navigator.geolocation.getCurrentPosition(showLocation);</text:p>
      <text:p text:style-name="P22"><text:s text:c="4"/>} else { </text:p>
      <text:p text:style-name="P22"><text:s text:c="8"/>$('#location').html('Geolocation is not supported by this browser.');</text:p>
      <text:p text:style-name="P22"><text:s text:c="4"/>}</text:p>
      <text:p text:style-name="P22">});</text:p>
      <text:p text:style-name="P22"></text:p>
      <text:p text:style-name="P22">function showLocation(position) {</text:p>
      <text:p text:style-name="P22"><text:tab/></text:p>
      <text:p text:style-name="P22"><text:s text:c="4"/>var latitude = position.coords.latitude;</text:p>
      <text:p text:style-name="P22"><text:tab/>var longitude = position.coords.longitude;</text:p>
      <text:p text:style-name="P22"><text:s text:c="4"/></text:p>
      <text:p text:style-name="P22"></text:p>
      <text:p text:style-name="P22"><text:tab/>$.ajax({</text:p>
      <text:p text:style-name="P22"><text:tab/><text:tab/>type:'POST',</text:p>
      <text:p text:style-name="P22"><text:tab/><text:tab/>url:'getLocation.php',</text:p>
      <text:p text:style-name="P22"><text:tab/><text:tab/>data:'latitude='+latitude+'&amp;longitude='+longitude,</text:p>
      <text:p text:style-name="P22"><text:tab/><text:tab/>success:function(msg){</text:p>
      <text:p text:style-name="P22"><text:s text:c="12"/>if(msg){</text:p>
      <text:p text:style-name="P22"><text:s text:c="15"/>$("#location").html(msg);</text:p>
      <text:p text:style-name="P22"><text:soft-page-break/><text:s text:c="12"/>}else{</text:p>
      <text:p text:style-name="P22"><text:s text:c="16"/>$("#location").html('Not Available');</text:p>
      <text:p text:style-name="P22"><text:s text:c="12"/>}</text:p>
      <text:p text:style-name="P22"><text:tab/><text:tab/>}</text:p>
      <text:p text:style-name="P22"><text:tab/>});</text:p>
      <text:p text:style-name="P22"></text:p>
      <text:p text:style-name="P22">}</text:p>
      <text:p text:style-name="P22">&lt;/script&gt;</text:p>
      <text:p text:style-name="P22">&lt;style type="text/css"&gt;</text:p>
      <text:p text:style-name="P22"><text:tab/>p{ border: 2px dashed #009755; width: auto; padding: 10px; font-size: 18px; border-radius: 5px; color: #FF7361;}</text:p>
      <text:p text:style-name="P22"><text:s text:c="4"/>span.label{ font-weight: bold; color: #000;}</text:p>
      <text:p text:style-name="P22">&lt;/style&gt;</text:p>
      <text:p text:style-name="P22">&lt;/head&gt;</text:p>
      <text:p text:style-name="P22">&lt;body&gt;</text:p>
      <text:p text:style-name="P22"><text:s text:c="4"/>&lt;p&gt;&lt;span class="label"&gt;Your Location:&lt;/span&gt; &lt;span id="location"&gt;&lt;/span&gt;&lt;/p&gt;</text:p>
      <text:p text:style-name="P22">&lt;/body&gt;</text:p>
      <text:p text:style-name="P22">&lt;/html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3">Description</text:span> <text:span text:style-name="T8">==&gt;</text:span> </text:p>
      <text:p text:style-name="P9"><text:tab/></text:p>
      <text:p text:style-name="P23">&lt;script src="https://ajax.googleapis.com/ajax/libs/jquery/2.1.4/jquery.min.js"&gt;&lt;/script&gt;</text:p>
      <text:p text:style-name="P25"/>
      <text:p text:style-name="P29">Used for Geo-location function used this script. When you need get geo location information you must be used jquery.min.js script.</text:p>
      <text:p text:style-name="P29"/>
      <text:p text:style-name="P31">&gt;&gt; Below script used for validate of geo location is supported ?</text:p>
      <text:p text:style-name="P26"/>
      <text:p text:style-name="P26"><text:span text:style-name="T18">&lt;script&gt;</text:span></text:p>
      <text:p text:style-name="P26"><text:span text:style-name="T18"></text:span></text:p>
      <text:p text:style-name="P30"><text:span text:style-name="T18">$(document).ready(function(){</text:span></text:p>
      <text:p text:style-name="P30"><text:span text:style-name="T18"><text:s text:c="4"/>if (navigator.geolocation) {</text:span></text:p>
      <text:p text:style-name="P30"><text:span text:style-name="T18"><text:s text:c="8"/>navigator.geolocation.getCurrentPosition(showLocation);</text:span></text:p>
      <text:p text:style-name="P30"><text:span text:style-name="T18"><text:s text:c="4"/>} else { </text:span></text:p>
      <text:p text:style-name="P30"><text:span text:style-name="T18"><text:s text:c="8"/>$('#location').html('Geolocation is not supported by this browser.');</text:span></text:p>
      <text:p text:style-name="P30"><text:span text:style-name="T18"><text:s text:c="4"/>}</text:span></text:p>
      <text:p text:style-name="P26"><text:span text:style-name="T7">});</text:span><text:span text:style-name="T18"></text:span></text:p>
      <text:p text:style-name="P26"><text:span text:style-name="T18"></text:span>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32">&gt;&gt; if you get geo location detail that time call below function and get format address.</text:p>
      <text:p text:style-name="P32"/>
      <text:p text:style-name="P26"/>
      <text:p text:style-name="P26"><text:span text:style-name="T18">function showLocation(position) {</text:span></text:p>
      <text:p text:style-name="P26"><text:span text:style-name="T18"><text:tab/></text:span></text:p>
      <text:p text:style-name="P26"><text:span text:style-name="T18"><text:s text:c="4"/>var latitude = position.coords.latitude;</text:span></text:p>
      <text:p text:style-name="P26"><text:span text:style-name="T18"><text:tab/>var longitude = position.coords.longitude;</text:span></text:p>
      <text:p text:style-name="P26"><text:span text:style-name="T18"><text:s text:c="4"/></text:span></text:p>
      <text:p text:style-name="P26"><text:span text:style-name="T18"></text:span></text:p>
      <text:p text:style-name="P26"><text:span text:style-name="T18"><text:tab/>$.ajax({</text:span></text:p>
      <text:p text:style-name="P26"><text:span text:style-name="T18"><text:tab/><text:tab/>type:'POST',</text:span></text:p>
      <text:p text:style-name="P26"><text:span text:style-name="T18"><text:tab/><text:tab/>url:'getLocation.php',</text:span></text:p>
      <text:p text:style-name="P26"><text:span text:style-name="T18"><text:tab/><text:tab/>data:'latitude='+latitude+'&amp;longitude='+longitude,</text:span></text:p>
      <text:p text:style-name="P26"><text:span text:style-name="T18"><text:tab/><text:tab/>success:function(msg){</text:span></text:p>
      <text:p text:style-name="P26"><text:span text:style-name="T18"><text:s text:c="12"/>if(msg){</text:span></text:p>
      <text:p text:style-name="P26"><text:span text:style-name="T18"><text:s text:c="15"/>$("#location").html(msg);</text:span></text:p>
      <text:p text:style-name="P26"><text:span text:style-name="T18"><text:s text:c="12"/>}else{</text:span></text:p>
      <text:p text:style-name="P26"><text:span text:style-name="T18"><text:s text:c="16"/>$("#location").html('Not Available');</text:span></text:p>
      <text:p text:style-name="P26"><text:span text:style-name="T18"><text:s text:c="12"/>}</text:span></text:p>
      <text:p text:style-name="P26"><text:span text:style-name="T18"><text:tab/><text:tab/>}</text:span></text:p>
      <text:p text:style-name="P26"><text:span text:style-name="T18"><text:tab/>});</text:span></text:p>
      <text:p text:style-name="P26"><text:span text:style-name="T18"></text:span></text:p>
      <text:p text:style-name="P26"><text:span text:style-name="T18">}</text:span></text:p>
      <text:p text:style-name="P26"><text:span text:style-name="T18">&lt;/script&gt;</text:span> </text:p>
      <text:p text:style-name="P26"/>
      <text:p text:style-name="P34">NOTE :- I assume y<text:span text:style-name="T24">o</text:span>u know ajax. <text:span text:style-name="T25">If you not getting please see below description.</text:span></text:p>
      <text:p text:style-name="P34"/>
      <text:p text:style-name="P12"><text:span text:style-name="T21">&gt;&gt; FullForm of AJAX :- </text:span><text:span text:style-name="T2">asynchronous </text:span><text:a xlink:type="simple" xlink:href="https://en.wikipedia.org/wiki/JavaScript"><text:span text:style-name="T2">JavaScript</text:span></text:a><text:span text:style-name="T2"> and </text:span><text:a xlink:type="simple" xlink:href="https://en.wikipedia.org/wiki/XML"><text:span text:style-name="T2">XML</text:span></text:a></text:p>
      <text:p text:style-name="P35"/>
      <text:p text:style-name="P35"><text:span text:style-name="T3">USED :-</text:span> when you need will be get data from database record or insert record that time must used ajax.</text:p>
      <text:p text:style-name="P35"/>
      <text:p text:style-name="P13"><text:span text:style-name="T20">&gt;&gt; </text:span><text:span text:style-name="T19">$.ajax({ }); // </text:span><text:span text:style-name="T22">basic syntax of ajax.</text:span></text:p>
      <text:p text:style-name="P27"/>
      <text:p text:style-name="P33">&gt;&gt;&gt; let see code of <text:s/><text:span text:style-name="T18">getLocation.php</text:span></text:p>
      <text:p text:style-name="P33"/>
      <text:p text:style-name="P28">&lt;?php</text:p>
      <text:p text:style-name="P28">if(!empty($_POST['latitude']) &amp;&amp; !empty($_POST['longitude'])){</text:p>
      <text:p text:style-name="P28"><text:s text:c="4"/>//Send request and receive json data by latitude and longitude</text:p>
      <text:p text:style-name="P28"><text:s text:c="4"/>$url = 'http://maps.googleapis.com/maps/api/geocode/json?latlng='.trim($_POST['latitude']).','.trim($_POST['longitude']).'&amp;sensor=false';</text:p>
      <text:p text:style-name="P28"><text:s text:c="4"/>$json = @file_get_contents($url);</text:p>
      <text:p text:style-name="P28"><text:s text:c="4"/>$data = json_decode($json);</text:p>
      <text:p text:style-name="P28"><text:s text:c="4"/>$status = $data-&gt;status;</text:p>
      <text:p text:style-name="P28"><text:s text:c="4"/>if($status=="OK"){</text:p>
      <text:p text:style-name="P28"><text:s text:c="8"/>//Get address from json data</text:p>
      <text:p text:style-name="P28"><text:s text:c="8"/>$location = $data-&gt;results[0]-&gt;formatted_address;</text:p>
      <text:p text:style-name="P28"><text:s text:c="4"/>}else{</text:p>
      <text:p text:style-name="P28"><text:s text:c="8"/>$location = <text:s/>'';</text:p>
      <text:p text:style-name="P28"><text:s text:c="4"/>}</text:p>
      <text:p text:style-name="P28"><text:s text:c="4"/>//Print address </text:p>
      <text:p text:style-name="P28"><text:soft-page-break/><text:s text:c="4"/>echo $location;</text:p>
      <text:p text:style-name="P28">}</text:p>
      <text:p text:style-name="P28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5:27:29.612555104</dc:date>
    <meta:editing-duration>PT5H24M17S</meta:editing-duration>
    <meta:editing-cycles>134</meta:editing-cycles>
    <meta:generator>LibreOffice/4.2.8.2$Linux_X86_64 LibreOffice_project/420m0$Build-2</meta:generator>
    <meta:document-statistic meta:table-count="1" meta:image-count="0" meta:object-count="0" meta:page-count="5" meta:paragraph-count="147" meta:word-count="520" meta:character-count="4623" meta:non-whitespace-character-count="3806"/>
  </office:meta>
</office:document-meta>
</file>